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6.1327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8575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  <table:table-cell office:value-type="string" calcext:value-type="string">
            <text:p>Mouser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6,C5,C4,C3,C2,C1,C7,C8,C29</text:p>
          </table:table-cell>
          <table:table-cell office:value-type="string" calcext:value-type="string">
            <text:p>R_0402_1005Met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3,R12,R10,R21</text:p>
          </table:table-cell>
          <table:table-cell office:value-type="string" calcext:value-type="string">
            <text:p>R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9,R8,R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N72_10X10_LAT-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SII9022ACNU-ND</text:p>
          </table:table-cell>
          <table:table-cell office:value-type="string" calcext:value-type="string">
            <text:p>842-SII9022ACNU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7,R24,R30,R61,R46,R63,R26,R62,R4,R23,R45,R1,R15,R47,R29,R25,R2,R16,R60,R28,R27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XZCMEDGCBD110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3,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491.52-BN-TR</text:p>
          </table:table-cell>
          <table:table-cell office:value-type="string" calcext:value-type="string">
            <text:p>50-ECS-2520MV-491.52-BN-CT-N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3T10:20:02.885089520</dc:date>
    <meta:editing-duration>PT15M1S</meta:editing-duration>
    <meta:editing-cycles>2</meta:editing-cycles>
    <meta:generator>LibreOffice/7.3.7.2$Linux_X86_64 LibreOffice_project/30$Build-2</meta:generator>
    <meta:document-statistic meta:table-count="1" meta:cell-count="296" meta:object-count="0"/>
  </office:meta>
</office:document-meta>
</file>